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B40FB400AF359691D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31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3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arial black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color="#ffffff" style:font-name="arial black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arial black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8cm" svg:height="25.939cm" svg:x="5.543cm" svg:y="1.119cm">
          <draw:image xlink:href="Pictures/10000201000004B000000B40FB400AF359691DD8.png" xlink:type="simple" xlink:show="embed" xlink:actuate="onLoad" loext:mime-type="image/png">
            <text:p/>
          </draw:image>
        </draw:frame>
        <draw:frame draw:style-name="gr2" draw:text-style-name="P3" draw:layer="layout" svg:width="9.652cm" svg:height="3.692cm" svg:x="5.572cm" svg:y="9.382cm">
          <draw:text-box>
            <text:p text:style-name="P2"><text:span text:style-name="T1">Advanced </text:span><text:span text:style-name="T1">Topic:</text:span></text:p>
            <text:p text:style-name="P2"><text:span text:style-name="T1">Hasura / </text:span><text:span text:style-name="T1">PostgreSQ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1T16:34:44.026708873</dc:date>
    <meta:editing-duration>PT2H42M48S</meta:editing-duration>
    <meta:editing-cycles>1</meta:editing-cycles>
    <meta:document-statistic meta:object-count="2"/>
    <meta:generator>LibreOffice/6.4.5.2$Linux_X86_64 LibreOffice_project/40$Build-2</meta:generator>
  </office:meta>
</office:document-meta>
</file>